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18/como-asignar-un-valor-en-decimal-a-un-std_logic_vector/" text:style-name="Internet_20_link" text:visited-style-name="Visited_20_Internet_20_Link"><text:span text:style-name="T3">https://soceame.wordpress.com/2024/05/18/como-asignar-un-valor-en-decimal-a-un-std_logic_vector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15:28.103890386">22/02/2025</text:date></text:p>
      <text:p text:style-name="P10"/>
      <text:p text:style-name="P11">Muchas veces nos ha ocurrido que queremos asignar un valor decimal a un <text:span text:style-name="Emphasis">std_logic_vector</text:span> y no hemos podido hacerlo directamente y nos ha tocado declarar una constante (<text:span text:style-name="Emphasis">constant</text:span>) con valor fijo y después asignar el valor de esa constante a la señal que queremos. </text:p>
      <text:p text:style-name="Text_20_body">Bien, pues hay una forma de hacer esa asignación si tener que pasar por una constante. </text:p>
      <text:p text:style-name="Text_20_body">El método normal de asignación es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7"/>a : in std_logic;</text:span></text:p>
      <text:p text:style-name="Preformatted_20_Text"><text:span text:style-name="Source_20_Text"><text:s text:c="7"/>b : out std_logic_vector(9 downto 0)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trong_20_Emphasis">-- la forma clásica de definir una constant es definir todos -- los campos:</text:span></text:p>
      <text:p text:style-name="Preformatted_20_Text"><text:span text:style-name="Emphasis"><text:span text:style-name="Strong_20_Emphasis">--</text:span></text:span><text:span text:style-name="Emphasis"> constant doce : unsigned(9 downto 0) := to_unsigned(12, </text:span></text:p>
      <text:p text:style-name="Preformatted_20_Text"><text:span text:style-name="Emphasis"><text:span text:style-name="Strong_20_Emphasis">--</text:span></text:span><text:span text:style-name="Emphasis"> 10);</text:span></text:p>
      <text:p text:style-name="Preformatted_20_Text"><text:span text:style-name="Source_20_Text"><text:span text:style-name="Emphasis"><text:span text:style-name="Strong_20_Emphasis">-- pero también se puede hacer de forma resumida</text:span></text:span></text:span><text:span text:style-name="Source_20_Text">:</text:span></text:p>
      <text:p text:style-name="Preformatted_20_Text"/>
      <text:p text:style-name="Preformatted_20_Text"><text:span text:style-name="Source_20_Text"><text:span text:style-name="Strong_20_Emphasis">constant doce : unsigned(b'range) := to_unsigned(12, b'length);</text:span>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4"/>if a = '1' then</text:span></text:p>
      <text:p text:style-name="Preformatted_20_Text"><text:span text:style-name="Source_20_Text"><text:s text:c="8"/></text:span><text:span text:style-name="Source_20_Text"><text:span text:style-name="Strong_20_Emphasis">b &lt;= std_logic_vector(doce);</text:span></text:span><text:span text:style-name="Source_20_Text"> </text:span></text:p>
      <text:p text:style-name="Preformatted_20_Text"/>
      <text:p text:style-name="Preformatted_20_Text"><text:span text:style-name="Source_20_Text"><text:s text:c="5"/>elsif a = '0' then </text:span></text:p>
      <text:p text:style-name="Preformatted_20_Text"/>
      <text:p text:style-name="Preformatted_20_Text"><text:span text:style-name="Source_20_Text"><text:s text:c="10"/>b &lt;= (others=&gt;'0');</text:span></text:p>
      <text:p text:style-name="Preformatted_20_Text"><text:span text:style-name="Source_20_Text"><text:s text:c="5"/>end if;</text:span></text:p>
      <text:p text:style-name="Preformatted_20_Text"><text:span text:style-name="Source_20_Text"><text:s text:c="6"/>end process;</text:span></text:p>
      <text:p text:style-name="Preformatted_20_Text"/>
      <text:p text:style-name="P12"><text:span text:style-name="Source_20_Text">end architecture;</text:span></text:p>
      <text:p text:style-name="Text_20_body">Bien, pues la otra forma en la que nos evitamos tener que declarar una constante es utilizar ‘<text:span text:style-name="Strong_20_Emphasis">&lt;signal&gt; &lt;= std_logic_vector(to_unsigned( &lt;valor&gt; , &lt;signal&gt;’length));</text:span>‘</text:p>
      <text:p text:style-name="Text_20_body">Este ejemplo se ilustra su uso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;</text:span></text:p>
      <text:p text:style-name="Preformatted_20_Text"><text:span text:style-name="Source_20_Text"><text:s text:c="8"/>b : out std_logic_vector(9 downto 0)</text:span></text:p>
      <text:p text:style-name="Preformatted_20_Text"><text:soft-page-break/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8"/>if a = '1' then</text:span></text:p>
      <text:p text:style-name="Preformatted_20_Text"><text:span text:style-name="Source_20_Text"><text:span text:style-name="Strong_20_Emphasis"><text:s text:c="12"/>b &lt;= std_logic_vector(to_unsigned(12, b'length));</text:span></text:span></text:p>
      <text:p text:style-name="Preformatted_20_Text"><text:span text:style-name="Source_20_Text"><text:s text:c="8"/>elsif a = '0' then</text:span></text:p>
      <text:p text:style-name="Preformatted_20_Text"><text:span text:style-name="Source_20_Text"><text:s text:c="12"/>b &lt;= (others=&gt;'0')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12"><text:span text:style-name="Source_20_Text">end architecture;</text:span></text:p>
      <text:p text:style-name="Text_20_body">Y con esto nos evitamos tener que declarar una constante para la asignación de un valor en decimal.</text:p>
      <text:p text:style-name="Text_20_body">También, se pueden hacer comparaciones con este formato, ejemplo:</text:p>
      <text:p text:style-name="Preformatted_20_Text"><text:span text:style-name="Source_20_Text">library ieee;</text:span></text:p>
      <text:p text:style-name="Preformatted_20_Text"><text:span text:style-name="Source_20_Text">use ieee.std_logic_1164.all;</text:span></text:p>
      <text:p text:style-name="Preformatted_20_Text"><text:span text:style-name="Source_20_Text">use ieee.numeric_std.all;</text:span></text:p>
      <text:p text:style-name="Preformatted_20_Text"/>
      <text:p text:style-name="Preformatted_20_Text"><text:span text:style-name="Source_20_Text">entity borrar is</text:span></text:p>
      <text:p text:style-name="Preformatted_20_Text"><text:span text:style-name="Source_20_Text"><text:s text:c="4"/>port(</text:span></text:p>
      <text:p text:style-name="Preformatted_20_Text"><text:span text:style-name="Source_20_Text"><text:s text:c="8"/>a : in std_logic_vector(9 downto 0);</text:span></text:p>
      <text:p text:style-name="Preformatted_20_Text"><text:span text:style-name="Source_20_Text"><text:s text:c="8"/>b : out std_logic</text:span></text:p>
      <text:p text:style-name="Preformatted_20_Text"><text:span text:style-name="Source_20_Text"><text:s text:c="4"/>);</text:span></text:p>
      <text:p text:style-name="Preformatted_20_Text"><text:span text:style-name="Source_20_Text">end entity;</text:span></text:p>
      <text:p text:style-name="Preformatted_20_Text"/>
      <text:p text:style-name="Preformatted_20_Text"><text:span text:style-name="Source_20_Text">architecture arch_borrar of borrar is</text:span></text:p>
      <text:p text:style-name="Preformatted_20_Text"/>
      <text:p text:style-name="Preformatted_20_Text"><text:span text:style-name="Source_20_Text">begin</text:span></text:p>
      <text:p text:style-name="Preformatted_20_Text"><text:span text:style-name="Source_20_Text"><text:s text:c="4"/>process(a)</text:span></text:p>
      <text:p text:style-name="Preformatted_20_Text"><text:span text:style-name="Source_20_Text"><text:s text:c="4"/>begin</text:span></text:p>
      <text:p text:style-name="Preformatted_20_Text"><text:span text:style-name="Source_20_Text"><text:s text:c="6"/></text:span><text:span text:style-name="Source_20_Text"><text:span text:style-name="Strong_20_Emphasis"><text:s text:c="2"/>if a = std_logic_vector(to_unsigned(12, b'length))then</text:span></text:span></text:p>
      <text:p text:style-name="Preformatted_20_Text"><text:span text:style-name="Source_20_Text"><text:s text:c="12"/>b &lt;= '1';</text:span></text:p>
      <text:p text:style-name="Preformatted_20_Text"><text:span text:style-name="Source_20_Text"><text:s text:c="8"/>else</text:span></text:p>
      <text:p text:style-name="Preformatted_20_Text"><text:span text:style-name="Source_20_Text"><text:s text:c="12"/>b &lt;= '0';</text:span></text:p>
      <text:p text:style-name="Preformatted_20_Text"><text:span text:style-name="Source_20_Text"><text:s text:c="8"/>end if;</text:span></text:p>
      <text:p text:style-name="Preformatted_20_Text"><text:span text:style-name="Source_20_Text"><text:s text:c="4"/>end process;</text:span></text:p>
      <text:p text:style-name="Preformatted_20_Text"><text:span text:style-name="Source_20_Text"><text:s text:c="4"/></text:span></text:p>
      <text:p text:style-name="P12"><text:span text:style-name="Source_20_Text">end architecture;</text:span></text:p>
      <text:h text:style-name="Heading_20_2" text:outline-level="2">Nota</text:h>
      <text:p text:style-name="Text_20_body">Siempre hay que utilizar la librería ‘<text:span text:style-name="Emphasis">numeric_std</text:span>‘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6a3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18/como-asignar-un-valor-en-decimal-a-un-std_logic_vector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18/como-asignar-un-valor-en-decimal-a-un-std_logic_vector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14:24.689433761</meta:creation-date>
    <meta:editing-duration>PT1M4S</meta:editing-duration>
    <meta:editing-cycles>2</meta:editing-cycles>
    <meta:generator>LibreOffice/24.8.4.2$Linux_X86_64 LibreOffice_project/480$Build-2</meta:generator>
    <dc:date>2025-02-22T17:15:27.875049575</dc:date>
    <meta:document-statistic meta:table-count="0" meta:image-count="0" meta:object-count="0" meta:page-count="3" meta:paragraph-count="84" meta:word-count="348" meta:character-count="2654" meta:non-whitespace-character-count="2135"/>
    <meta:template xlink:type="simple" xlink:actuate="onRequest" xlink:title="template" xlink:href="../../../../../../Plantillas/template.ott" meta:date="2025-02-22T17:14:23.321716956"/>
  </office:meta>
</office:document-meta>
</file>